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6c4" officeooo:paragraph-rsid="001f56c4"/>
    </style:style>
    <style:style style:name="P2" style:family="paragraph" style:parent-style-name="Standard">
      <style:text-properties officeooo:rsid="001f56c4" officeooo:paragraph-rsid="0035364f"/>
    </style:style>
    <style:style style:name="P3" style:family="paragraph" style:parent-style-name="Standard">
      <style:paragraph-properties fo:text-align="start" style:justify-single-word="false"/>
      <style:text-properties officeooo:rsid="001f56c4" officeooo:paragraph-rsid="00431680"/>
    </style:style>
    <style:style style:name="P4" style:family="paragraph" style:parent-style-name="Standard">
      <style:text-properties officeooo:rsid="001f56c4" officeooo:paragraph-rsid="00203d35"/>
    </style:style>
    <style:style style:name="P5" style:family="paragraph" style:parent-style-name="Standard">
      <style:text-properties officeooo:rsid="001f56c4" officeooo:paragraph-rsid="00431680"/>
    </style:style>
    <style:style style:name="P6" style:family="paragraph" style:parent-style-name="Standard">
      <style:text-properties officeooo:rsid="001f56c4" officeooo:paragraph-rsid="002a863e"/>
    </style:style>
    <style:style style:name="P7" style:family="paragraph" style:parent-style-name="Standard">
      <style:text-properties fo:font-weight="bold" officeooo:rsid="001f56c4" officeooo:paragraph-rsid="00203d35" style:font-weight-asian="bold" style:font-weight-complex="bold"/>
    </style:style>
    <style:style style:name="P8" style:family="paragraph" style:parent-style-name="Standard">
      <style:text-properties fo:font-weight="bold" officeooo:rsid="0022164c" officeooo:paragraph-rsid="0022164c" style:font-weight-asian="bold" style:font-weight-complex="bold"/>
    </style:style>
    <style:style style:name="P9" style:family="paragraph" style:parent-style-name="Standard">
      <style:text-properties fo:font-weight="bold" officeooo:rsid="002aae7f" officeooo:paragraph-rsid="002aae7f" style:font-weight-asian="bold" style:font-weight-complex="bold"/>
    </style:style>
    <style:style style:name="P10" style:family="paragraph" style:parent-style-name="Standard">
      <style:text-properties fo:font-weight="bold" officeooo:rsid="002d684f" officeooo:paragraph-rsid="002d684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684f" officeooo:paragraph-rsid="002d684f" style:font-weight-asian="bold" style:font-weight-complex="bold"/>
    </style:style>
    <style:style style:name="P12" style:family="paragraph" style:parent-style-name="Standard">
      <style:text-properties fo:font-weight="bold" officeooo:rsid="00228fa2" officeooo:paragraph-rsid="001f56c4" style:font-weight-asian="bold" style:font-weight-complex="bold"/>
    </style:style>
    <style:style style:name="P13" style:family="paragraph" style:parent-style-name="Standard">
      <style:text-properties fo:font-weight="bold" officeooo:rsid="0023d381" officeooo:paragraph-rsid="0023d381" style:font-weight-asian="bold" style:font-weight-complex="bold"/>
    </style:style>
    <style:style style:name="P14" style:family="paragraph" style:parent-style-name="Standard">
      <style:text-properties fo:font-weight="bold" officeooo:rsid="0023d381" officeooo:paragraph-rsid="001f56c4" style:font-weight-asian="bold" style:font-weight-complex="bold"/>
    </style:style>
    <style:style style:name="P15" style:family="paragraph" style:parent-style-name="Standard">
      <style:text-properties officeooo:rsid="0020136e" officeooo:paragraph-rsid="0020136e"/>
    </style:style>
    <style:style style:name="P16" style:family="paragraph" style:parent-style-name="Standard">
      <style:text-properties officeooo:rsid="0020136e" officeooo:paragraph-rsid="00203d35"/>
    </style:style>
    <style:style style:name="P17" style:family="paragraph" style:parent-style-name="Standard">
      <style:text-properties officeooo:rsid="0022164c" officeooo:paragraph-rsid="00228fa2"/>
    </style:style>
    <style:style style:name="P18" style:family="paragraph" style:parent-style-name="Standard">
      <style:text-properties officeooo:paragraph-rsid="002aae7f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2d684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0d55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37fd6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2ea4ad" officeooo:paragraph-rsid="002ea4a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8a915" officeooo:paragraph-rsid="0038a915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fe9" officeooo:paragraph-rsid="003b26a9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fc4fd" officeooo:paragraph-rsid="003fc4fd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3b26a9"/>
    </style:style>
    <style:style style:name="P27" style:family="paragraph" style:parent-style-name="Standard">
      <style:text-properties officeooo:paragraph-rsid="001f56c4"/>
    </style:style>
    <style:style style:name="P28" style:family="paragraph" style:parent-style-name="Standard">
      <style:text-properties style:text-underline-style="none" officeooo:rsid="00282591" officeooo:paragraph-rsid="0035364f"/>
    </style:style>
    <style:style style:name="P29" style:family="paragraph" style:parent-style-name="Standard">
      <style:text-properties style:text-underline-style="none" officeooo:rsid="00337fd6" officeooo:paragraph-rsid="002a863e"/>
    </style:style>
    <style:style style:name="P30" style:family="paragraph" style:parent-style-name="Standard">
      <style:text-properties fo:font-weight="normal" officeooo:rsid="0022af07" officeooo:paragraph-rsid="001f56c4" style:font-weight-asian="normal" style:font-weight-complex="normal"/>
    </style:style>
    <style:style style:name="P31" style:family="paragraph" style:parent-style-name="Standard">
      <style:text-properties fo:font-weight="normal" officeooo:rsid="00529f75" officeooo:paragraph-rsid="00529f75" style:font-weight-asian="normal" style:font-weight-complex="normal"/>
    </style:style>
    <style:style style:name="P32" style:family="paragraph" style:parent-style-name="Standard">
      <style:text-properties style:font-name="Liberation Serif1" fo:font-weight="normal" officeooo:rsid="00203d35" officeooo:paragraph-rsid="00203d35" style:font-weight-asian="normal" style:font-weight-complex="normal"/>
    </style:style>
    <style:style style:name="P33" style:family="paragraph" style:parent-style-name="Standard">
      <style:text-properties fo:font-weight="bold" officeooo:rsid="002aae7f" officeooo:paragraph-rsid="002aae7f" style:font-weight-asian="bold" style:font-weight-complex="bold"/>
    </style:style>
    <style:style style:name="P34" style:family="paragraph" style:parent-style-name="Text_20_body">
      <style:text-properties officeooo:rsid="0047b699" officeooo:paragraph-rsid="0047b699"/>
    </style:style>
    <style:style style:name="P35" style:family="paragraph" style:parent-style-name="Text_20_body">
      <style:text-properties officeooo:rsid="0047b699" officeooo:paragraph-rsid="004844c5"/>
    </style:style>
    <style:style style:name="P36" style:family="paragraph" style:parent-style-name="Text_20_body">
      <style:text-properties officeooo:rsid="004844c5" officeooo:paragraph-rsid="004844c5"/>
    </style:style>
    <style:style style:name="P37" style:family="paragraph" style:parent-style-name="Text_20_body">
      <style:text-properties officeooo:paragraph-rsid="004ceb06"/>
    </style:style>
    <style:style style:name="P38" style:family="paragraph" style:parent-style-name="Preformatted_20_Text">
      <style:paragraph-properties fo:text-align="start" style:justify-single-word="false"/>
      <style:text-properties officeooo:paragraph-rsid="004179b1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rsid="004e1b3b" officeooo:paragraph-rsid="004e1b3b" style:font-weight-asian="bold" style:font-weight-complex="bold"/>
    </style:style>
    <style:style style:name="P40" style:family="paragraph" style:parent-style-name="Heading_20_1">
      <style:text-properties officeooo:rsid="00431680"/>
    </style:style>
    <style:style style:name="P41" style:family="paragraph" style:parent-style-name="Heading_20_1">
      <style:text-properties officeooo:paragraph-rsid="0047b699"/>
    </style:style>
    <style:style style:name="P42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fa2" style:font-weight-asian="bold" style:font-weight-complex="bold"/>
    </style:style>
    <style:style style:name="T3" style:family="text">
      <style:text-properties fo:font-weight="bold" officeooo:rsid="004179b1" style:font-weight-asian="bold" style:font-weight-complex="bold"/>
    </style:style>
    <style:style style:name="T4" style:family="text">
      <style:text-properties fo:font-weight="bold" officeooo:rsid="004316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3d35" style:font-weight-asian="normal" style:font-weight-complex="normal"/>
    </style:style>
    <style:style style:name="T7" style:family="text">
      <style:text-properties fo:font-weight="normal" officeooo:rsid="00228fa2" style:font-weight-asian="normal" style:font-weight-complex="normal"/>
    </style:style>
    <style:style style:name="T8" style:family="text">
      <style:text-properties fo:font-weight="normal" officeooo:rsid="0022af07" style:font-weight-asian="normal" style:font-weight-complex="normal"/>
    </style:style>
    <style:style style:name="T9" style:family="text">
      <style:text-properties fo:font-weight="normal" officeooo:rsid="004179b1" style:font-weight-asian="normal" style:font-weight-complex="normal"/>
    </style:style>
    <style:style style:name="T10" style:family="text">
      <style:text-properties fo:font-weight="normal" officeooo:rsid="0047b69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1" fo:font-weight="bold" style:font-weight-asian="bold" style:font-weight-complex="bold"/>
    </style:style>
    <style:style style:name="T15" style:family="text">
      <style:text-properties style:font-name="Liberation Serif1" fo:font-weight="bold" officeooo:rsid="00203d35" style:font-weight-asian="bold" style:font-weight-complex="bold"/>
    </style:style>
    <style:style style:name="T16" style:family="text">
      <style:text-properties style:font-name="Liberation Serif1" fo:font-weight="normal" style:font-weight-asian="normal" style:font-weight-complex="normal"/>
    </style:style>
    <style:style style:name="T17" style:family="text">
      <style:text-properties style:font-name="Liberation Serif1" fo:font-weight="normal" officeooo:rsid="00203d35" style:font-weight-asian="normal" style:font-weight-complex="normal"/>
    </style:style>
    <style:style style:name="T18" style:family="text">
      <style:text-properties style:font-name="Liberation Serif1" officeooo:rsid="00203d35"/>
    </style:style>
    <style:style style:name="T19" style:family="text">
      <style:text-properties style:font-name="Liberation Serif1" fo:font-size="12pt" officeooo:rsid="0020136e" style:font-size-asian="12pt" style:font-size-complex="12pt"/>
    </style:style>
    <style:style style:name="T20" style:family="text">
      <style:text-properties style:font-name="Liberation Serif1" fo:font-size="12pt" fo:font-weight="bold" officeooo:rsid="0020136e" style:font-size-asian="12pt" style:font-weight-asian="bold" style:font-size-complex="12pt" style:font-weight-complex="bold"/>
    </style:style>
    <style:style style:name="T21" style:family="text">
      <style:text-properties style:font-name="Liberation Serif1" fo:font-size="12pt" fo:font-weight="normal" officeooo:rsid="0022af07" style:font-size-asian="12pt" style:font-weight-asian="normal" style:font-size-complex="12pt" style:font-weight-complex="normal"/>
    </style:style>
    <style:style style:name="T22" style:family="text">
      <style:text-properties style:font-name="Liberation Serif1" officeooo:rsid="00292c37"/>
    </style:style>
    <style:style style:name="T23" style:family="text">
      <style:text-properties officeooo:rsid="00203d35"/>
    </style:style>
    <style:style style:name="T24" style:family="text">
      <style:text-properties fo:font-size="16pt" officeooo:rsid="00203d35" style:font-size-asian="16pt" style:font-size-complex="16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03d35" style:font-size-asian="12pt" style:font-size-complex="12pt"/>
    </style:style>
    <style:style style:name="T27" style:family="text">
      <style:text-properties fo:font-size="12pt" fo:font-weight="normal" officeooo:rsid="00203d35" style:font-size-asian="12pt" style:font-weight-asian="normal" style:font-size-complex="12pt" style:font-weight-complex="normal"/>
    </style:style>
    <style:style style:name="T28" style:family="text">
      <style:text-properties officeooo:rsid="0023d381"/>
    </style:style>
    <style:style style:name="T29" style:family="text">
      <style:text-properties officeooo:rsid="002567b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2567bd" style:font-weight-asian="normal" style:font-weight-complex="normal"/>
    </style:style>
    <style:style style:name="T33" style:family="text">
      <style:text-properties style:text-underline-style="none" fo:font-weight="normal" officeooo:rsid="002efd35" style:font-weight-asian="normal" style:font-weight-complex="normal"/>
    </style:style>
    <style:style style:name="T34" style:family="text">
      <style:text-properties style:text-underline-style="none" fo:font-weight="normal" officeooo:rsid="0032f847" style:font-weight-asian="normal" style:font-weight-complex="normal"/>
    </style:style>
    <style:style style:name="T35" style:family="text">
      <style:text-properties style:text-underline-style="none" fo:font-weight="normal" officeooo:rsid="00337fd6" style:font-weight-asian="normal" style:font-weight-complex="normal"/>
    </style:style>
    <style:style style:name="T36" style:family="text">
      <style:text-properties style:text-underline-style="none" fo:font-weight="normal" officeooo:rsid="002a863e" style:font-weight-asian="normal" style:font-weight-complex="normal"/>
    </style:style>
    <style:style style:name="T37" style:family="text">
      <style:text-properties style:text-underline-style="none" fo:font-weight="normal" officeooo:rsid="00282591" style:font-weight-asian="normal" style:font-weight-complex="normal"/>
    </style:style>
    <style:style style:name="T38" style:family="text">
      <style:text-properties style:text-underline-style="none" fo:font-weight="normal" officeooo:rsid="0047b699" style:font-weight-asian="normal" style:font-weight-complex="normal"/>
    </style:style>
    <style:style style:name="T39" style:family="text">
      <style:text-properties style:text-underline-style="none" fo:font-weight="normal" style:font-size-asian="10.5pt" style:font-weight-asian="normal" style:font-weight-complex="normal"/>
    </style:style>
    <style:style style:name="T40" style:family="text">
      <style:text-properties style:text-underline-style="none" officeooo:rsid="00282591"/>
    </style:style>
    <style:style style:name="T41" style:family="text">
      <style:text-properties style:text-underline-style="none" officeooo:rsid="002efd35"/>
    </style:style>
    <style:style style:name="T42" style:family="text">
      <style:text-properties style:text-underline-style="none" officeooo:rsid="00337fd6"/>
    </style:style>
    <style:style style:name="T43" style:family="text">
      <style:text-properties style:text-underline-style="none" officeooo:rsid="0035364f"/>
    </style:style>
    <style:style style:name="T44" style:family="text">
      <style:text-properties style:text-underline-style="none" officeooo:rsid="004ceb06"/>
    </style:style>
    <style:style style:name="T45" style:family="text">
      <style:text-properties officeooo:rsid="002a863e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553aae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aae7f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style:font-style-asian="normal" style:font-style-complex="normal"/>
    </style:style>
    <style:style style:name="T51" style:family="text">
      <style:text-properties fo:font-style="normal" style:text-underline-style="none" officeooo:rsid="002aae7f" style:font-style-asian="normal" style:font-style-complex="normal"/>
    </style:style>
    <style:style style:name="T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2aae7f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38a915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a3754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b26a9" style:font-style-asian="normal" style:font-weight-asian="normal" style:font-style-complex="normal" style:font-weight-complex="normal"/>
    </style:style>
    <style:style style:name="T57" style:family="text">
      <style:text-properties officeooo:rsid="0047b699"/>
    </style:style>
    <style:style style:name="T58" style:family="text">
      <style:text-properties officeooo:rsid="004844c5"/>
    </style:style>
    <style:style style:name="T59" style:family="text">
      <style:text-properties officeooo:rsid="0049728c"/>
    </style:style>
    <style:style style:name="T60" style:family="text">
      <style:text-properties officeooo:rsid="004ceb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ython3 </text:p>
      <text:h text:style-name="P40" text:outline-level="1"><text:span text:style-name="T57">T</text:span>ype de donnée</text:h>
      <text:p text:style-name="P5"><text:span text:style-name="T1">False</text:span> <text:tab/><text:tab/>Faux (attention à la majuscule) (utile pour traiter le résultat de comparaison)</text:p>
      <text:p text:style-name="P5"><text:span text:style-name="T1">True</text:span> <text:tab/><text:tab/>Vrai (attention à la majuscule) (utile pour traiter le résultat de comparaison)</text:p>
      <text:h text:style-name="P40" text:outline-level="1"><text:span text:style-name="T57">O</text:span>pérateur</text:h>
      <text:p text:style-name="Text_20_body"/>
      <text:p text:style-name="P1"><text:span text:style-name="T1">a % b</text:span> <text:tab/><text:tab/><text:tab/><text:tab/><text:tab/>renvoie le reste de la division entière de a / b </text:p>
      <text:p text:style-name="P2"><text:tab/><text:tab/><text:tab/><text:tab/><text:tab/>(15 % 2 = 1) <text:span text:style-name="T30"><text:s text:c="2"/></text:span></text:p>
      <text:p text:style-name="P2"><text:span text:style-name="T43">Ex :<text:tab/><text:tab/> </text:span><text:a xlink:type="simple" xlink:href="../Exercices/annee_bissextile.py"><text:span text:style-name="T40">annee_bissextile.py</text:span></text:a></text:p>
      <text:p text:style-name="P28"/>
      <text:p text:style-name="P2"/>
      <text:p text:style-name="P7">and, or, not, is not <text:tab/><text:tab/><text:tab/><text:span text:style-name="T6">(opérateur logique)</text:span></text:p>
      <text:p text:style-name="P7"/>
      <text:p text:style-name="P7"><text:s/><text:span text:style-name="T24">&lt;, &gt;, ==, !=, ≤, ≥<text:tab/><text:tab/></text:span><text:span text:style-name="T27">(opérateur de comparaison)</text:span></text:p>
      <text:p text:style-name="P7"/>
      <text:p text:style-name="P17"><text:span text:style-name="T7">ex :<text:tab/></text:span><text:span text:style-name="T1">a = input(</text:span><text:span text:style-name="T20">"</text:span><text:span text:style-name="T1">valeur </text:span><text:span text:style-name="T2">= a </text:span><text:span text:style-name="T20">"</text:span><text:span text:style-name="T1">)<text:tab/><text:tab/><text:tab/></text:span><text:span text:style-name="T8">test clavier</text:span></text:p>
      <text:p text:style-name="P8"><text:span text:style-name="T26"><text:tab/>if a </text:span><text:span text:style-name="T25">== </text:span><text:span text:style-name="T19">"" :<text:tab/><text:tab/><text:tab/><text:tab/><text:tab/></text:span><text:span text:style-name="T21">si rien n'est entré avant la touche « enter »</text:span></text:p>
      <text:p text:style-name="P1"><text:tab/><text:tab/><text:span text:style-name="T2">print (la chaine de « a » est vide)<text:tab/></text:span><text:span text:style-name="T8">affiche la chaine de « a » est vide</text:span></text:p>
      <text:p text:style-name="P30"/>
      <text:p text:style-name="P2"/>
      <text:p text:style-name="P13">in<text:span text:style-name="T5"><text:tab/><text:tab/>contenu dans</text:span></text:p>
      <text:p text:style-name="P13"><text:span text:style-name="T37">Ex :<text:tab/><text:tab/></text:span><text:a xlink:type="simple" xlink:href="../Exercices/instruction_for.py"><text:span text:style-name="T32">instruc </text:span></text:a><text:a xlink:type="simple" xlink:href="../Exercices/instruction_for.py"><text:span text:style-name="T38">(a)</text:span></text:a><text:a xlink:type="simple" xlink:href="../Exercices/instruction_for.py"><text:span text:style-name="T32">tion_in.py</text:span></text:a></text:p>
      <text:h text:style-name="Heading_20_1" text:outline-level="1"><text:span text:style-name="T57">F</text:span>onctions</text:h>
      <text:p text:style-name="P4"><text:span text:style-name="T1">input(nom_de_variable)<text:tab/></text:span><text:tab/>attend une valeur saisie au clavier <text:span text:style-name="T23">(ne pas oublier d'affecter une <text:tab/><text:tab/><text:tab/><text:tab/><text:tab/>variable du </text:span><text:span text:style-name="T18">"</text:span><text:span text:style-name="T23">input</text:span><text:span text:style-name="T18">"</text:span><text:span text:style-name="T22">)</text:span></text:p>
      <text:p text:style-name="P1"/>
      <text:p text:style-name="P15">Ex :<text:tab/><text:tab/><text:tab/><text:span text:style-name="T1">jour = input (</text:span><text:span text:style-name="T14">"</text:span><text:span text:style-name="T1"> aujourd\'hui nous sommes </text:span><text:span text:style-name="T14">"</text:span><text:span text:style-name="T1"> )</text:span></text:p>
      <text:p text:style-name="P16"><text:span text:style-name="T5">Résultat :<text:tab/></text:span><text:span text:style-name="T6">le contenu des </text:span><text:span text:style-name="T14">" "</text:span><text:span text:style-name="T16"> </text:span><text:span text:style-name="T17">s'affiche à l'écran et la variable </text:span><text:span text:style-name="T15">jour</text:span><text:span text:style-name="T17"> prend la valeur entrée au <text:tab/><text:tab/><text:tab/>clavier</text:span></text:p>
      <text:p text:style-name="P16"/>
      <text:p text:style-name="P32"/>
      <text:p text:style-name="P1"><text:span text:style-name="T1">print(nom_de_variable)</text:span><text:tab/><text:tab/>affiche le contenu de la variable </text:p>
      <text:p text:style-name="P1"/>
      <text:p text:style-name="P1"><text:span text:style-name="T1">int()</text:span><text:tab/><text:tab/><text:tab/><text:tab/><text:tab/>considère la variable () comme un entier </text:p>
      <text:p text:style-name="P1"><text:span text:style-name="T1">float()</text:span> <text:tab/><text:tab/><text:tab/><text:tab/><text:tab/>considère la variable () comme un nombre décimal </text:p>
      <text:p text:style-name="P1"><text:span text:style-name="T1">str ()</text:span> <text:s/><text:tab/><text:tab/><text:tab/><text:tab/><text:tab/>considère la variable () comme une chaine de caractères </text:p>
      <text:p text:style-name="P1"><text:span text:style-name="T1">type()</text:span> <text:s/><text:tab/><text:tab/><text:tab/><text:tab/>renvoie le type de la variable () <text:span text:style-name="T23">(int, float, str,...)</text:span></text:p>
      <text:p text:style-name="P16"/>
      <text:p text:style-name="P16"/>
      <text:h text:style-name="Heading_20_1" text:outline-level="1"><text:span text:style-name="T57">S</text:span>tructure de contrôle</text:h>
      <text:p text:style-name="P1"><text:span text:style-name="T1">if test1:<text:tab/></text:span><text:span text:style-name="T11">SI </text:span></text:p>
      <text:p text:style-name="P1"><text:tab/>bloc d'instruction (si test1 vrai) </text:p>
      <text:p text:style-name="P1"><text:soft-page-break/><text:span text:style-name="T1">elif test2:</text:span><text:tab/><text:span text:style-name="T11">SINON SI </text:span></text:p>
      <text:p text:style-name="P1"><text:tab/>bloc d'instruction (si test2 vrai) </text:p>
      <text:p text:style-name="P1"><text:span text:style-name="T1">else:</text:span><text:tab/><text:tab/><text:span text:style-name="T11">SINON</text:span> </text:p>
      <text:p text:style-name="P1"><text:tab/>bloc d'instruction (si test1 et test2 faux) </text:p>
      <text:p text:style-name="P3"/>
      <text:p text:style-name="P12"/>
      <text:p text:style-name="P1"><text:span text:style-name="T1">while test:</text:span><text:tab/><text:span text:style-name="T11">TANT QUE </text:span></text:p>
      <text:p text:style-name="P1"><text:tab/>bloc d'instruction <text:s/></text:p>
      <text:p text:style-name="P1"/>
      <text:p text:style-name="P1"/>
      <text:p text:style-name="P1"><text:span text:style-name="T1">for lettre in chaine:</text:span><text:tab/><text:tab/><text:tab/><text:span text:style-name="T28">la variable lettre contiendra successivement chaque </text:span>caractère <text:tab/><text:tab/><text:tab/><text:tab/><text:tab/>de la chaîne "chaine" </text:p>
      <text:p text:style-name="P6"><text:span text:style-name="T45">Ex :<text:tab/><text:tab/></text:span><text:a xlink:type="simple" xlink:href="../Exercices/instruction_for.py"><text:span text:style-name="T42">instruction_for.py</text:span></text:a></text:p>
      <text:p text:style-name="P6"/>
      <text:p text:style-name="P29"/>
      <text:p text:style-name="P1"><text:span text:style-name="T1">while </text:span><text:span text:style-name="T4">True</text:span><text:span text:style-name="T1">:</text:span><text:tab/>lance une boucle dont la condition est toujours vrai </text:p>
      <text:p text:style-name="P1"/>
      <text:p text:style-name="P1"><text:span text:style-name="T1">break<text:tab/></text:span><text:tab/>instruction qui arrête le while 1 (break dépend en général d'un test) </text:p>
      <text:p text:style-name="P1"><text:span text:style-name="T1">continue</text:span><text:tab/>instruction qui renvoie au while précédent sans exécuter les instructions suivantes </text:p>
      <text:p text:style-name="P1"/>
      <text:p text:style-name="P1"/>
      <text:h text:style-name="Heading_20_1" text:outline-level="1"><text:span text:style-name="T57">A</text:span>utre</text:h>
      <text:p text:style-name="P1"/>
      <text:p text:style-name="P1"><text:span text:style-name="T1">#</text:span> <text:tab/><text:tab/><text:tab/><text:tab/><text:tab/><text:span text:style-name="T5">dev</text:span>ant une ligne en fait un commentaire </text:p>
      <text:p text:style-name="P1"><text:span text:style-name="T1">a += 1</text:span> <text:s text:c="2"/><text:tab/>incrémente de 1 la <text:s/>variable a </text:p>
      <text:p text:style-name="P1"/>
      <text:p text:style-name="P1"><text:span text:style-name="T1">chaine = "Bonjour le monde"<text:tab/></text:span><text:span text:style-name="T5">la variable "lettre" prend successivement la valeur de chaque</text:span> </text:p>
      <text:p text:style-name="P27"/>
      <text:p text:style-name="P1"/>
      <text:p text:style-name="P14"/>
      <text:p text:style-name="P9"><text:span text:style-name="T29">d</text:span>ef<text:tab/><text:tab/><text:span text:style-name="T5">permet de définir une fonction</text:span></text:p>
      <text:p text:style-name="P9"><text:span text:style-name="T5"><text:tab/><text:tab/></text:span>def <text:span text:style-name="T12">nom </text:span><text:span text:style-name="T48">(</text:span><text:span text:style-name="T12">parametre 1, …,parametre n) </text:span><text:span text:style-name="T46">:</text:span></text:p>
      <text:p text:style-name="P9"/>
      <text:p text:style-name="P31">Ex :<text:tab/><text:tab/>#définir la fonction</text:p>
      <text:p text:style-name="P31"><text:tab/><text:tab/>def <text:span text:style-name="T46">quotient (numerateur, denominateur) :</text:span></text:p>
      <text:p text:style-name="P31"><text:span text:style-name="T46"><text:tab/><text:tab/>#la fonction a 2 parametres numerateur et denominateur (attention au type)</text:span></text:p>
      <text:p text:style-name="P31"><text:span text:style-name="T46"><text:tab/><text:tab/><text:tab/>resultat = numerateur / denominateur</text:span></text:p>
      <text:p text:style-name="P31"><text:span text:style-name="T46"><text:tab/><text:tab/><text:tab/>return resultat</text:span></text:p>
      <text:p text:style-name="P31"><text:tab/><text:tab/><text:tab/>#la fonction execute la division et renvoie le resultat (attention au type)</text:p>
      <text:p text:style-name="P31"><text:span text:style-name="T46"><text:tab/><text:tab/>#utiliser la fonction </text:span><text:span text:style-name="T47">(on affecte une variable par ce que renvoie la fonction)</text:span></text:p>
      <text:p text:style-name="P31"><text:span text:style-name="T46"><text:tab/><text:tab/>variable = quotient(12, 4)</text:span></text:p>
      <text:p text:style-name="P9"><text:span text:style-name="T46"/></text:p>
      <text:p text:style-name="P18"><text:span text:style-name="T49">Ex :<text:tab/><text:tab/></text:span><text:a xlink:type="simple" xlink:href="../Exercices/essai_de_fonction.py"><text:span text:style-name="T53">essai_de_fonction.py</text:span></text:a></text:p>
      <text:p text:style-name="P18"/>
      <text:p text:style-name="P10"><text:span text:style-name="T51">l</text:span><text:span text:style-name="T50">ambda</text:span><text:span text:style-name="T52"><text:tab/>permet de définir une fonction simple</text:span></text:p>
      <text:p text:style-name="P11"><text:span text:style-name="T52"><text:tab/><text:tab/></text:span><text:span text:style-name="T50">lambda </text:span><text:span text:style-name="T13">nom </text:span><text:span text:style-name="T50">: </text:span><text:span text:style-name="T13">instruction</text:span></text:p>
      <text:p text:style-name="P19"><text:span text:style-name="T31">Ex :<text:tab/><text:tab/></text:span><text:a xlink:type="simple" xlink:href="../Exercices/lambda.py"><text:span text:style-name="T39">essai_lambda.py</text:span></text:a><text:span text:style-name="T31"> </text:span></text:p>
      <text:p text:style-name="P19"/>
      <text:p text:style-name="P22"><text:span text:style-name="T30">import</text:span><text:span text:style-name="T31"><text:tab/><text:tab/>permet d'importer des modules contenant des fonctions et des variables</text:span></text:p>
      <text:p text:style-name="P22"><text:span text:style-name="T31"><text:tab/><text:tab/></text:span><text:span text:style-name="T30">import math</text:span><text:span text:style-name="T31"><text:tab/><text:tab/></text:span><text:span text:style-name="T33">crée un espace de noms dénommé </text:span><text:span text:style-name="T41">math</text:span></text:p>
      <text:p text:style-name="P22"><text:soft-page-break/><text:span text:style-name="T41"><text:tab/><text:tab/></text:span><text:span text:style-name="T33">cela permet d'utiliser les fonctions et variables <text:s/>du module </text:span><text:span text:style-name="T41">math</text:span></text:p>
      <text:p text:style-name="P21"><text:span text:style-name="T34">Ex :<text:tab/><text:tab/></text:span><text:a xlink:type="simple" xlink:href="../Exercices/import_math.py"><text:span text:style-name="T35">import_math</text:span></text:a><text:a xlink:type="simple" xlink:href="../Exercices/import_math.py"><text:span text:style-name="T36">.py</text:span></text:a></text:p>
      <text:p text:style-name="P20"/>
      <text:p text:style-name="P23">try<text:span text:style-name="T5"><text:tab/><text:tab/>bloc utilisé pour essayer des morceaux (à utiliser avec </text:span>except<text:span text:style-name="T5">)</text:span></text:p>
      <text:p text:style-name="P23">except<text:span text:style-name="T5"><text:tab/><text:tab/>bloc contenant le code à exécuter en cas d'erreur dans le bloc </text:span>try</text:p>
      <text:p text:style-name="P26"><text:span text:style-name="T54">Ex :<text:tab/><text:tab/></text:span><text:a xlink:type="simple" xlink:href="../Exercices/test_exception.py">test_exception.py</text:a><text:span text:style-name="T55"> </text:span><text:span text:style-name="T56">ou </text:span><text:a xlink:type="simple" xlink:href="../Exercices/test2_exception.py">t</text:a><text:a xlink:type="simple" xlink:href="../Exercices/test2_exception.py"><text:span text:style-name="T55">est</text:span></text:a><text:a xlink:type="simple" xlink:href="../Exercices/test2_exception.py"><text:span text:style-name="T56">2</text:span></text:a><text:a xlink:type="simple" xlink:href="../Exercices/test2_exception.py"><text:span text:style-name="T55">_exception.py </text:span></text:a></text:p>
      <text:p text:style-name="P24"/>
      <text:p text:style-name="P25">pass<text:span text:style-name="T5"><text:tab/><text:tab/>instruction qui permet de ne rien faire</text:span></text:p>
      <text:p text:style-name="P25"/>
      <text:p text:style-name="P38"><text:span text:style-name="Source_20_Text"><text:span text:style-name="T3">assert</text:span></text:span><text:span text:style-name="Source_20_Text"><text:span text:style-name="T9"><text:tab/>instruction permettant de définir des exceptions</text:span></text:span></text:p>
      <text:p text:style-name="P38"/>
      <text:p text:style-name="P39">raise<text:span text:style-name="T5"><text:tab/><text:tab/>lève une exception précisée</text:span></text:p>
      <text:p text:style-name="P39"><text:span text:style-name="T5">Ex :<text:tab/><text:tab/>a = input («entrer une valeur &lt; 10 « )</text:span></text:p>
      <text:p text:style-name="P39"><text:tab/><text:span text:style-name="T5"><text:tab/>try :</text:span></text:p>
      <text:p text:style-name="P39"><text:span text:style-name="T5"><text:tab/><text:tab/><text:tab/>a = int(a</text:span>)</text:p>
      <text:p text:style-name="P39"><text:span text:style-name="T5"><text:tab/><text:tab/><text:tab/>if a &gt; 10 :<text:tab/><text:tab/><text:tab/><text:tab/>si a &gt; 10 </text:span></text:p>
      <text:p text:style-name="P39"><text:span text:style-name="T5"><text:tab/><text:tab/><text:tab/><text:tab/>reise ValueError<text:tab/><text:tab/>lever l'exception ValueError</text:span></text:p>
      <text:p text:style-name="P39"><text:span text:style-name="T5"><text:tab/><text:tab/>except ValueError :</text:span></text:p>
      <text:p text:style-name="P39"><text:span text:style-name="T5"><text:tab/><text:tab/><text:tab/>print (« a est plus grand que 10 »)<text:tab/></text:span></text:p>
      <text:h text:style-name="P41" text:outline-level="1"><text:span text:style-name="Source_20_Text"><text:span text:style-name="T10">Instructions de module intéressantes</text:span></text:span></text:h>
      <text:p text:style-name="P34"><text:span text:style-name="T58">r</text:span>adom.randrage (25)<text:tab/><text:tab/>génère un nombre aléatoire <text:span text:style-name="T58">compris entre</text:span> 0 à 24</text:p>
      <text:p text:style-name="P35"><text:span text:style-name="T58">r</text:span>adom.randrage (2,15)<text:tab/><text:span text:style-name="T59">renvoie</text:span> un nombre aléatoire <text:span text:style-name="T58">compris entre</text:span> 2 à 14</text:p>
      <text:p text:style-name="P35"/>
      <text:p text:style-name="P36">math.ceil<text:span text:style-name="T59">(x)<text:tab/><text:tab/><text:tab/>renvoie l'arrondi au nombre supérieur de <text:s/>x</text:span></text:p>
      <text:p text:style-name="P37"><text:span text:style-name="T60">Ex :<text:tab/><text:tab/><text:tab/><text:tab/></text:span><text:a xlink:type="simple" xlink:href="../Exercices/randrang_ceil.py"><text:span text:style-name="T44">/home/paulo/Python/Exercices/randrang_ceil.p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5-12-07T18:28:53.764258724</meta:creation-date>
    <dc:date>2015-12-15T14:48:22.086280509</dc:date>
    <dc:creator>Paulo </dc:creator>
    <meta:editing-duration>P4DT13H23M1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3" meta:paragraph-count="78" meta:word-count="583" meta:character-count="3599" meta:non-whitespace-character-count="2911"/>
  </office:meta>
</office:document-meta>
</file>